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984cm"/>
    </style:style>
    <style:style style:name="co3" style:family="table-column">
      <style:table-column-properties fo:break-before="auto" style:column-width="4.602cm"/>
    </style:style>
    <style:style style:name="co4" style:family="table-column">
      <style:table-column-properties fo:break-before="auto" style:column-width="4.983cm"/>
    </style:style>
    <style:style style:name="co5" style:family="table-column">
      <style:table-column-properties fo:break-before="auto" style:column-width="3.985cm"/>
    </style:style>
    <style:style style:name="co6" style:family="table-column">
      <style:table-column-properties fo:break-before="auto" style:column-width="4.112cm"/>
    </style:style>
    <style:style style:name="co7" style:family="table-column">
      <style:table-column-properties fo:break-before="auto" style:column-width="3.304cm"/>
    </style:style>
    <style:style style:name="co8" style:family="table-column">
      <style:table-column-properties fo:break-before="auto" style:column-width="2.104cm"/>
    </style:style>
    <style:style style:name="co9" style:family="table-column">
      <style:table-column-properties fo:break-before="auto" style:column-width="2.805cm"/>
    </style:style>
    <style:style style:name="co10" style:family="table-column">
      <style:table-column-properties fo:break-before="auto" style:column-width="10.601cm"/>
    </style:style>
    <style:style style:name="co11" style:family="table-column">
      <style:table-column-properties fo:break-before="auto" style:column-width="10.084cm"/>
    </style:style>
    <style:style style:name="co12" style:family="table-column">
      <style:table-column-properties fo:break-before="auto" style:column-width="17.482cm"/>
    </style:style>
    <style:style style:name="co13" style:family="table-column">
      <style:table-column-properties fo:break-before="auto" style:column-width="18.6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20pt" style:font-size-asian="20pt" style:font-size-complex="20pt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odo list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1" table:default-cell-style-name="ce1"/>
        <table:table-row table:style-name="ro1">
          <table:table-cell/>
          <table:table-cell table:style-name="Default"/>
          <table:table-cell table:number-columns-repeated="7"/>
          <table:table-cell table:style-name="Default"/>
        </table:table-row>
        <table:table-row table:style-name="ro2">
          <table:table-cell/>
          <table:table-cell table:style-name="ce8" office:value-type="string" calcext:value-type="string">
            <text:p>Design the HTML templates: Create the index.html template and any other necessary HTML templates for registration, login, posts, comments, and private messages. Structure the templates with appropriate placeholders for dynamic content.</text:p>
          </table:table-cell>
          <table:table-cell table:number-columns-repeated="7"/>
          <table:table-cell table:style-name="Default"/>
        </table:table-row>
        <table:table-row table:style-name="ro1">
          <table:table-cell/>
          <table:table-cell table:style-name="ce8" office:value-type="string" calcext:value-type="string">
            <text:p>Implement the database functionality:</text:p>
          </table:table-cell>
          <table:table-cell table:number-columns-repeated="7"/>
          <table:table-cell table:style-name="Default"/>
        </table:table-row>
        <table:table-row table:style-name="ro1">
          <table:table-cell/>
          <table:table-cell table:style-name="ce8" office:value-type="string" calcext:value-type="string">
            <text:p>Set up the SQLite database and create the necessary tables (use migrations).</text:p>
          </table:table-cell>
          <table:table-cell table:number-columns-repeated="7"/>
          <table:table-cell table:style-name="Default"/>
        </table:table-row>
        <table:table-row table:style-name="ro1">
          <table:table-cell/>
          <table:table-cell table:style-name="ce8" office:value-type="string" calcext:value-type="string">
            <text:p>Write the database connection code in db/database.go.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string" calcext:value-type="string">
            <text:p>Implement functions in db/database.go to handle database operations like user registration, login, post creation, comment creation, and message storage/retrieval.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Handle registration and login: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string" calcext:value-type="string">
            <text:p>Implement the registration handler in handlers/auth.go to handle the form submission, validate the input, and store the user data in the database.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string" calcext:value-type="string">
            <text:p>Implement the login handler in handlers/auth.go to handle user authentication based on the nickname or email combined with the password.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Implement post and comment functionality: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Create the HTML form for creating posts in the index.html template.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string" calcext:value-type="string">
            <text:p>Implement the post creation handler in handlers/posts.go to handle the form submission, validate the input, and store the post data in the database.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Design the frontend display for posts and comments using HTML and CSS.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Implement the logic in handlers/posts.go to retrieve and display posts in the feed.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string" calcext:value-type="string">
            <text:p>Implement the comment creation handler in handlers/posts.go to handle comment submission and store the comment data in the database.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Set up WebSocket connections: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Create the JavaScript file static/main.js to handle WebSocket connections and events.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Implement WebSocket connection handling in utils/websocket.go on the server-side.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string" calcext:value-type="string">
            <text:p>Establish WebSocket connections in the frontend using JavaScript and handle events like new message notifications, user status updates, and chat reloading.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Private message functionality: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Design the HTML layout for showing online/offline users and the chat window.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string" calcext:value-type="string">
            <text:p>Implement the logic in handlers/messages.go to handle private messages, including sending and storing messages in the database.</text:p>
          </table:table-cell>
          <table:table-cell table:number-columns-repeated="8"/>
        </table:table-row>
        <table:table-row table:style-name="ro3">
          <table:table-cell/>
          <table:table-cell table:style-name="ce8" office:value-type="string" calcext:value-type="string">
            <text:p>Implement the functionality to display online/offline users and organize them based on the last message sent.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Handle the click event on a user to reload past messages in the chat window.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Implement message reloading functionality to fetch and display previous messages between users.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Styling and CSS: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Apply CSS styles to the HTML elements to enhance the visual appearance of the pages.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Use CSS to stylize the elements of the chat window, online/offline user section, and other UI components.</text:p>
          </table:table-cell>
          <table:table-cell table:number-columns-repeated="8"/>
        </table:table-row>
        <table:table-row table:style-name="ro1" table:number-rows-repeated="3">
          <table:table-cell/>
          <table:table-cell table:style-name="ce1"/>
          <table:table-cell table:number-columns-repeated="8"/>
        </table:table-row>
        <table:table-row table:style-name="ro4">
          <table:table-cell/>
          <table:table-cell table:style-name="ce3" office:value-type="string" calcext:value-type="string">
            <text:p>following is old do not use</text:p>
          </table:table-cell>
          <table:table-cell table:number-columns-repeated="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reate database when server starts</text:p>
          </table:table-cell>
          <table:table-cell office:value-type="string" calcext:value-type="string">
            <text:p>check if database already exist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server setup</text:p>
          </table:table-cell>
          <table:table-cell office:value-type="string" calcext:value-type="string">
            <text:p>create code to set up a server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create queries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database structure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8" office:value-type="string" calcext:value-type="string">
            <text:p><text:a xlink:href="https://01.kood.tech/git/Chillius/real-time-forum/issues/5" xlink:type="simple">create comments table</text:a></text:p>
          </table:table-cell>
          <table:table-cell table:style-name="ce8" office:value-type="string" calcext:value-type="string">
            <text:p>comments table will have fields: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5" xlink:type="simple">create comments table</text:a></text:p>
          </table:table-cell>
          <table:table-cell table:style-name="ce8" office:value-type="string" calcext:value-type="string">
            <text:p>comment_id: uuid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5" xlink:type="simple">create comments table</text:a></text:p>
          </table:table-cell>
          <table:table-cell table:style-name="ce8" office:value-type="string" calcext:value-type="string">
            <text:p>post_id: uuid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5" xlink:type="simple">create comments table</text:a></text:p>
          </table:table-cell>
          <table:table-cell table:style-name="ce8" office:value-type="string" calcext:value-type="string">
            <text:p>user_id: uuid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5" xlink:type="simple">create comments table</text:a></text:p>
          </table:table-cell>
          <table:table-cell table:style-name="ce8" office:value-type="string" calcext:value-type="string">
            <text:p>comment_content: varchar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5" xlink:type="simple">create comments table</text:a></text:p>
          </table:table-cell>
          <table:table-cell table:style-name="ce8" office:value-type="string" calcext:value-type="string">
            <text:p>comment_date: real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8" office:value-type="string" calcext:value-type="string">
            <text:p><text:a xlink:href="https://01.kood.tech/git/Chillius/real-time-forum/issues/4" xlink:type="simple">create messages table</text:a> </text:p>
          </table:table-cell>
          <table:table-cell table:style-name="ce8" office:value-type="string" calcext:value-type="string">
            <text:p>messages table will have fields: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4" xlink:type="simple">create messages table</text:a> </text:p>
          </table:table-cell>
          <table:table-cell table:style-name="ce8" office:value-type="string" calcext:value-type="string">
            <text:p>message_id: uuid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4" xlink:type="simple">create messages table</text:a> </text:p>
          </table:table-cell>
          <table:table-cell table:style-name="ce8" office:value-type="string" calcext:value-type="string">
            <text:p>user_id_from: uuid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4" xlink:type="simple">create messages table</text:a> </text:p>
          </table:table-cell>
          <table:table-cell table:style-name="ce8" office:value-type="string" calcext:value-type="string">
            <text:p>user_id_receiver: uuid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4" xlink:type="simple">create messages table</text:a> </text:p>
          </table:table-cell>
          <table:table-cell table:style-name="ce8" office:value-type="string" calcext:value-type="string">
            <text:p>message_content: varchar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4" xlink:type="simple">create messages table</text:a> </text:p>
          </table:table-cell>
          <table:table-cell table:style-name="ce8" office:value-type="string" calcext:value-type="string">
            <text:p>message_date: real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8" office:value-type="string" calcext:value-type="string">
            <text:p><text:a xlink:href="https://01.kood.tech/git/Chillius/real-time-forum/issues/3" xlink:type="simple">create posts table</text:a> </text:p>
          </table:table-cell>
          <table:table-cell table:style-name="ce8" office:value-type="string" calcext:value-type="string">
            <text:p>posts table will have fields: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3" xlink:type="simple">create posts table</text:a> </text:p>
          </table:table-cell>
          <table:table-cell table:style-name="ce8" office:value-type="string" calcext:value-type="string">
            <text:p>post_id: uuid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3" xlink:type="simple">create posts table</text:a> </text:p>
          </table:table-cell>
          <table:table-cell table:style-name="ce8" office:value-type="string" calcext:value-type="string">
            <text:p>user_id: uuid</text:p>
          </table:table-cell>
          <table:table-cell table:number-columns-repeated="5"/>
          <table:table-cell table:style-name="ce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3" xlink:type="simple">create posts table</text:a> </text:p>
          </table:table-cell>
          <table:table-cell table:style-name="ce8" office:value-type="string" calcext:value-type="string">
            <text:p>post_category: varchar</text:p>
          </table:table-cell>
          <table:table-cell table:number-columns-repeated="5"/>
          <table:table-cell table:style-name="ce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3" xlink:type="simple">create posts table</text:a> </text:p>
          </table:table-cell>
          <table:table-cell table:style-name="ce8" office:value-type="string" calcext:value-type="string">
            <text:p>post_title: varchar</text:p>
          </table:table-cell>
          <table:table-cell table:number-columns-repeated="5"/>
          <table:table-cell table:style-name="ce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3" xlink:type="simple">create posts table</text:a> </text:p>
          </table:table-cell>
          <table:table-cell table:style-name="ce8" office:value-type="string" calcext:value-type="string">
            <text:p>post_created_date: real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3" xlink:type="simple">create posts table</text:a> </text:p>
          </table:table-cell>
          <table:table-cell table:style-name="ce8" office:value-type="string" calcext:value-type="string">
            <text:p>post_content: varchar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8" office:value-type="string" calcext:value-type="string">
            <text:p><text:a xlink:href="https://01.kood.tech/git/Chillius/real-time-forum/issues/2" xlink:type="simple">create sessions table</text:a> </text:p>
          </table:table-cell>
          <table:table-cell table:style-name="ce8" office:value-type="string" calcext:value-type="string">
            <text:p>Add there fields to the table: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2" xlink:type="simple">create sessions table</text:a> </text:p>
          </table:table-cell>
          <table:table-cell table:style-name="ce8" office:value-type="string" calcext:value-type="string">
            <text:p>user_id: uuid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2" xlink:type="simple">create sessions table</text:a> </text:p>
          </table:table-cell>
          <table:table-cell table:style-name="ce8" office:value-type="string" calcext:value-type="string">
            <text:p>session_id: uuid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2" xlink:type="simple">create sessions table</text:a> </text:p>
          </table:table-cell>
          <table:table-cell table:style-name="ce8" office:value-type="string" calcext:value-type="string">
            <text:p>session_expiration: real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8" office:value-type="string" calcext:value-type="string">
            <text:p><text:a xlink:href="https://01.kood.tech/git/Chillius/real-time-forum/issues/1" xlink:type="simple">create users table</text:a> </text:p>
          </table:table-cell>
          <table:table-cell table:style-name="ce8" office:value-type="string" calcext:value-type="string">
            <text:p>Table must contain fields: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1" xlink:type="simple">create users table</text:a> </text:p>
          </table:table-cell>
          <table:table-cell table:style-name="ce8" office:value-type="string" calcext:value-type="string">
            <text:p>ID: uuid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1" xlink:type="simple">create users table</text:a> </text:p>
          </table:table-cell>
          <table:table-cell table:style-name="ce8" office:value-type="string" calcext:value-type="string">
            <text:p>Nickname: varchar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1" xlink:type="simple">create users table</text:a> </text:p>
          </table:table-cell>
          <table:table-cell table:style-name="ce8" office:value-type="string" calcext:value-type="string">
            <text:p>Age: integer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1" xlink:type="simple">create users table</text:a> </text:p>
          </table:table-cell>
          <table:table-cell table:style-name="ce8" office:value-type="string" calcext:value-type="string">
            <text:p>Gender: varchar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1" xlink:type="simple">create users table</text:a> </text:p>
          </table:table-cell>
          <table:table-cell table:style-name="ce8" office:value-type="string" calcext:value-type="string">
            <text:p>First Name: text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1" xlink:type="simple">create users table</text:a> </text:p>
          </table:table-cell>
          <table:table-cell table:style-name="ce8" office:value-type="string" calcext:value-type="string">
            <text:p>Last Name: text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1" xlink:type="simple">create users table</text:a> </text:p>
          </table:table-cell>
          <table:table-cell table:style-name="ce8" office:value-type="string" calcext:value-type="string">
            <text:p>E-mail: text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structure</text:p>
          </table:table-cell>
          <table:table-cell table:style-name="ce9" office:value-type="string" calcext:value-type="string">
            <text:p><text:a xlink:href="https://01.kood.tech/git/Chillius/real-time-forum/issues/1" xlink:type="simple">create users table</text:a> </text:p>
          </table:table-cell>
          <table:table-cell table:style-name="ce8" office:value-type="string" calcext:value-type="string">
            <text:p>Password: hash</text:p>
          </table:table-cell>
          <table:table-cell table:number-columns-repeated="5"/>
          <table:table-cell table:style-name="Default"/>
        </table:table-row>
      </table:table>
      <table:table table:name="project tree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- jaava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- main.g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 backend/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<text:s text:c="4"/>- config/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<text:s text:c="8"/>- db_connect.g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 text:c="8"/>- websocket.g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"/>- data/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<text:s text:c="8"/>- register.go</text:p>
          </table:table-cell>
          <table:table-cell office:value-type="string" calcext:value-type="string">
            <text:p>-contains user struct and registerhandler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- postdata.g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"/>- handlers/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<text:s text:c="8"/>- handle_login.g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 text:c="8"/>- handle_logged.g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 text:c="8"/>- posts.g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 text:c="8"/>- messages.go</text:p>
          </table:table-cell>
          <table:table-cell office:value-type="string" calcext:value-type="string">
            <text:p>messages.go not made ye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4"/>- rtlforum.db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- rltforum.db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- SQLite_rltforum.sq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- clientfrontend/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<text:s text:c="4"/>- static/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<text:s text:c="8"/>- styles.cs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- registration.j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- login.j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- feed.j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- post.j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- comment.j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- messages.j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- main.j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"/>- templates/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<text:s text:c="8"/>- index.html</text:p>
          </table:table-cell>
          <table:table-cell office:value-type="string" calcext:value-type="string">
            <text:p>only index should remain, currentli other html files displayed views in browser, but javascripts in static folders should now do thi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 .gitigno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 go.mo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 go.su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 README.m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 jaava2 kava.ods</text:p>
          </table:table-cell>
          <table:table-cell table:number-columns-repeated="2"/>
          <table:table-cell office:value-type="string" calcext:value-type="string">
            <text:p>this is spreadsheet of project structure</text:p>
          </table:table-cell>
          <table:table-cell/>
        </table:table-row>
        <table:table-row table:style-name="ro1" table:number-rows-repeated="4">
          <table:table-cell table:number-columns-repeated="7"/>
        </table:table-row>
        <table:table-row table:style-name="ro4">
          <table:table-cell/>
          <table:table-cell table:style-name="ce3" office:value-type="string" calcext:value-type="string">
            <text:p>Databa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st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ser_id</text:p>
          </table:table-cell>
          <table:table-cell office:value-type="string" calcext:value-type="string">
            <text:p>integ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ext</text:p>
          </table:table-cell>
          <table:table-cell office:value-type="string" calcext:value-type="string">
            <text:p>varcha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ik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t used in real-time-for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slik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t used in real-time-forum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icknam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g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end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irstNam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astNam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mai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sswor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ssionI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omment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r_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st_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reated_a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essag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nder_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ceiver_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sag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reated_at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4">
          <table:table-cell table:number-columns-repeated="2"/>
          <table:table-cell table:style-name="ce3" office:value-type="string" calcext:value-type="string">
            <text:p>following is old, do not use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acken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ata</text:p>
          </table:table-cell>
          <table:table-cell office:value-type="string" calcext:value-type="string">
            <text:p>comments.go</text:p>
          </table:table-cell>
          <table:table-cell office:value-type="string" calcext:value-type="string">
            <text:p>struct comment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ontent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insert comment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get_comments</text:p>
          </table:table-cell>
          <table:table-cell office:value-type="string" calcext:value-type="string">
            <text:p>post_ID j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andler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ain.g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ontend</text:p>
          </table:table-cell>
          <table:table-cell office:value-type="string" calcext:value-type="string">
            <text:p>siin on variant kas teha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siin on variant kas </text:p>
          </table:table-cell>
          <table:table-cell office:value-type="string" calcext:value-type="string">
            <text:p>vu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act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ngula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tml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ss</text:p>
          </table:table-cell>
          <table:table-cell table:number-columns-repeated="2"/>
        </table:table-row>
      </table:table>
      <table:table table:name="soovitan oppida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5" table:default-cell-style-name="Default"/>
        <table:table-column table:style-name="co13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go get -u github.com/mattn/go-sqlite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o get golang.org/x/crypto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style-name="ce11"/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style-name="ce6"/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<text:a xlink:href="https://javascript.plainenglish.io/my-salary-increased-13-times-in-5-years-here-is-how-i-did-it-bb3a2a945037" xlink:type="simple">https://javascript.plainenglish.io/my-salary-increased-13-times-in-5-years-here-is-how-i-did-it-bb3a2a945037</text:a>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22:00:07.636921335</meta:creation-date>
    <dc:date>2023-06-14T15:51:59.249718511</dc:date>
    <meta:editing-duration>P21DT4H56S</meta:editing-duration>
    <meta:editing-cycles>32</meta:editing-cycles>
    <meta:generator>LibreOffice/7.3.7.2$Linux_X86_64 LibreOffice_project/30$Build-2</meta:generator>
    <meta:document-statistic meta:table-count="3" meta:cell-count="353" meta:object-count="0"/>
  </office:meta>
</office:document-meta>
</file>